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cente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9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0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1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2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3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4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5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7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8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9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0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1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3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5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6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7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8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9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0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1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2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3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4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5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6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7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8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9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0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2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3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4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5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6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8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9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0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1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72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74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5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6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7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8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9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0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82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5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7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8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9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0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2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3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5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7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0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9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1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4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5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6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7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8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9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0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6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7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8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129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30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1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3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6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7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8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39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0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41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42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43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44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45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6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7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8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9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0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1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52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10 Создание компонента "draftjs"</text:p>
          </table:table-cell>
          <table:table-cell office:value-type="string" calcext:value-type="string">
            <text:p>15-05-2017 17:12</text:p>
          </table:table-cell>
          <table:table-cell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58 Создать компонент XDraft</text:p>
          </table:table-cell>
          <table:table-cell office:value-type="string" calcext:value-type="string">
            <text:p>23-06-2017 16:18</text:p>
          </table:table-cell>
          <table:table-cell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office:value-type="string" calcext:value-type="string">
            <text:p>30-09-2017 14:1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56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office:value-type="string" calcext:value-type="string">
            <text:p>08-11-2017 05:43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57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office:value-type="string" calcext:value-type="string">
            <text:p>08-11-2017 05:43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58" office:value-type="string" calcext:value-type="string">
            <text:p>#6 При попытке создать заметку в <text:s/>[IPAD] она не создается</text:p>
          </table:table-cell>
          <table:table-cell office:value-type="string" calcext:value-type="string">
            <text:p>23-10-2017 16:39</text:p>
          </table:table-cell>
          <table:table-cell office:value-type="string" calcext:value-type="string">
            <text:p>24-10-2017 07:30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59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08-11-2017 05:43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60" office:value-type="string" calcext:value-type="string">
            <text:p>#2 Не реагируют кнопка <text:s/>"Заметка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34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1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2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3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4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5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6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7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9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0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4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5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4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5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6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7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8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9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0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1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2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3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4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5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6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7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8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9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0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1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2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3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4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5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6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7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8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19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0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21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22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23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4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5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6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7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8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9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0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1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2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3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5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6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7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38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39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0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1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2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3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4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5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6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7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8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9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50" office:value-type="string" calcext:value-type="string">
            <text:p>#9 Ошибка с кнопкой "скопировать ссылку"</text:p>
          </table:table-cell>
          <table:table-cell office:value-type="string" calcext:value-type="string">
            <text:p>25-10-2017 16:10</text:p>
          </table:table-cell>
          <table:table-cell office:value-type="string" calcext:value-type="string">
            <text:p>31-10-2017 09:04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1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2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3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4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5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6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7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58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9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0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62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3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4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5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66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7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8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table:number-columns-repeated="2"/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9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0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1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2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2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3 10 2017 - 29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30 10 2017 - 05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6 11 2017 - 12 11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3 11 2017 - 19 11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73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7:01:40.102301263</meta:creation-date>
    <dc:date>2017-11-20T07:07:23.411364931</dc:date>
    <meta:editing-duration>P0D</meta:editing-duration>
    <meta:editing-cycles>1</meta:editing-cycles>
    <meta:document-statistic meta:table-count="14" meta:cell-count="1725" meta:object-count="0"/>
    <meta:generator>LibreOffice/4.2.8.2$Linux_X86_64 LibreOffice_project/420m0$Build-2</meta:generator>
  </office:meta>
</office:document-meta>
</file>